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03" calcext:value-type="float">
            <text:p>1403</text:p>
          </table:table-cell>
          <table:table-cell table:style-name="ce7" table:formula="of:=COUNTIF([.B7:.B999998];&quot;X&quot;)" office:value-type="float" office:value="1215" calcext:value-type="float">
            <text:p>121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93" calcext:value-type="float">
            <text:p>149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8">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15">00/00/0000</text:date>, <text:time style:data-style-name="N2" text:time-value="22:23:17.8141840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15T22:24:01.804901062</dc:date>
    <meta:editing-duration>P1DT12H16M20S</meta:editing-duration>
    <meta:editing-cycles>1391</meta:editing-cycles>
    <meta:document-statistic meta:table-count="1" meta:cell-count="8471" meta:object-count="0"/>
  </office:meta>
</office:document-meta>
</file>